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BE76A0BC75C19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lassical Serif1" svg:font-family="'CMU Classical Serif'" style:font-adornments="Italic" style:font-family-generic="roman"/>
    <style:font-face style:name="cmr10" svg:font-family="cmr10" style:font-adornments="Regular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894cm" fo:min-width="10.041cm"/>
    </style:style>
    <style:style style:name="gr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3.814cm" fo:min-width="5.342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3.56cm" fo:min-width="3.31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2cm" fo:min-width="3.31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dash" draw:stroke-dash="Fine_20_Dashe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0.595cm" fo:min-width="0.345cm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Fine_20_Dashed" svg:stroke-width="0.018cm" svg:stroke-color="#000000" draw:marker-start-width="0.227cm" draw:marker-end="Symmetric_20_Arrow" draw:marker-end-width="0.327cm" draw:fill="none" draw:fill-color="#000000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dash" draw:stroke-dash="Ultrafine_20_Dashed" svg:stroke-width="0.018cm" svg:stroke-color="#000000" draw:marker-start-width="0.227cm" draw:marker-end="Symmetric_20_Arrow" draw:marker-end-width="0.327cm" draw:fill="none" draw:fill-color="#000000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823cm" fo:min-width="2.606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95cm" fo:min-width="0.302cm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01cm" fo:min-width="0.938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12cm" fo:min-width="1.151cm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-width="0.227cm" draw:marker-end="Symmetric_20_Arrow" draw:marker-end-width="0.327cm" draw:fill="none" draw:fill-color="#ffffff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3.687cm" fo:min-width="3.31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01cm" fo:min-width="1.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3.433cm" fo:min-width="3.056cm" fo:padding-top="0.134cm" fo:padding-bottom="0.134cm" fo:padding-left="0.259cm" fo:padding-right="0.25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373cm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823cm" fo:min-width="2.555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94cm" fo:min-width="1.387cm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876cm"/>
    </style:style>
    <style:style style:name="gr2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7cm" fo:min-width="0.302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501cm" fo:min-width="0.3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MU Serif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MU Classical Serif"/>
    </style:style>
    <style:style style:name="P9" style:family="paragraph">
      <loext:graphic-properties draw:fill="none" draw:fill-color="#ffffff"/>
      <style:paragraph-properties fo:text-align="center"/>
      <style:text-properties style:font-name="CMU Serif"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="none" draw:fill-color="#ffffff"/>
      <style:text-properties style:font-name="CMU Serif" fo:font-style="normal" fo:font-weight="normal" style:font-style-asian="normal" style:font-weight-asian="normal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CMU Serif"/>
    </style:style>
    <style:style style:name="P13" style:family="paragraph">
      <loext:graphic-properties draw:fill="none" draw:fill-color="#ffffff"/>
      <style:paragraph-properties fo:text-align="center"/>
      <style:text-properties style:font-name="CMU Serif" fo:font-size="10pt" style:font-size-asian="10pt" style:font-size-complex="10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CMU Classical Serif" fo:font-size="6pt" fo:font-weight="normal" style:font-size-asian="6pt" style:font-weight-asian="normal" style:font-size-complex="6pt" style:font-weight-complex="normal"/>
    </style:style>
    <style:style style:name="T1" style:family="text">
      <style:text-properties style:font-name="CMU Serif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CMU Serif"/>
    </style:style>
    <style:style style:name="T3" style:family="text">
      <style:text-properties style:font-name="CMU Serif" fo:font-size="8pt" style:font-size-asian="8pt" style:font-size-complex="8pt"/>
    </style:style>
    <style:style style:name="T4" style:family="text">
      <style:text-properties style:font-name="CMU Serif" fo:font-size="10pt" style:font-size-asian="10pt" style:font-size-complex="10pt"/>
    </style:style>
    <style:style style:name="T5" style:family="text">
      <style:text-properties style:font-name="CMU Classical Serif"/>
    </style:style>
    <style:style style:name="T6" style:family="text">
      <style:text-properties style:text-position="-33% 58%" style:font-name="CMU Classical Serif"/>
    </style:style>
    <style:style style:name="T7" style:family="text">
      <style:text-properties style:font-name="CMU Serif" fo:font-weight="normal" style:font-weight-asian="normal" style:font-weight-complex="normal"/>
    </style:style>
    <style:style style:name="T8" style:family="text">
      <style:text-properties style:font-name="CMU Serif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MU Classical Serif1" fo:font-size="6pt" fo:font-weight="normal" style:font-name-asian="CMU Classical Serif1" style:font-size-asian="6pt" style:font-weight-asian="normal" style:font-name-complex="CMU Classical Serif1" style:font-size-complex="6pt" style:font-weight-complex="normal"/>
    </style:style>
    <style:style style:name="T10" style:family="text">
      <style:text-properties style:font-name="CMU Classical Serif1" style:font-name-asian="CMU Classical Serif1" style:font-name-complex="CMU Classical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9.144cm" svg:x="4.683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4.064cm" svg:x="9.255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3.81cm" svg:x="11.16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81cm" svg:height="1.27cm" svg:x="11.16cm" svg:y="4.81cm">
          <text:p text:style-name="P3"><text:span text:style-name="T1">Partikelsystemet</text:span><text:span text:style-name="T2"><text:line-break/></text:span><text:span text:style-name="T3">(genom OpenCL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81cm" svg:height="1.27cm" svg:x="11.16cm" svg:y="12.43cm">
          <text:p text:style-name="P3"><text:span text:style-name="T1">Partikelrenderaren</text:span><text:span text:style-name="T2"><text:line-break/></text:span><text:span text:style-name="T3">(genom OpenGL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127cm" svg:x="14.462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124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248cm" svg:y="1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248cm" svg:y="1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298cm" svg:y="9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115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418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228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425cm" svg:y="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594cm" svg:y="9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333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957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396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65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675cm" svg:y="9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91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17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201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95cm" svg:y="9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14cm" svg:y="8.7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193cm" svg:y="8.5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995cm" svg:y="8.5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336cm" svg:y="8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012cm" svg:y="8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772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001cm" svg:y="9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856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915cm" svg:y="9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65cm" svg:y="8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748cm" svg:y="8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656cm" svg:y="8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499cm" svg:y="8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299cm" svg:y="8.4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304cm" svg:y="8.1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067cm" svg:y="8.3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867cm" svg:y="8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3.078cm" svg:y="8.5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601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585cm" svg:y="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628cm" svg:y="8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412cm" svg:y="8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483cm" svg:y="8.0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613cm" svg:y="7.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4.397cm" svg:y="10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325cm" svg:y="7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44cm" svg:y="7.7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395cm" svg:y="7.5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582cm" svg:y="7.6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2.509cm" svg:y="7.4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195cm" svg:height="1.195cm" svg:x="13.028cm" svg:y="8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1.795cm" svg:y1="6.08cm" svg:x2="11.795cm" svg:y2="7.35cm">
          <text:p/>
        </draw:line>
        <draw:line draw:style-name="gr8" draw:text-style-name="P6" draw:layer="layout" svg:x1="14.335cm" svg:y1="11.16cm" svg:x2="14.335cm" svg:y2="12.43cm">
          <text:p/>
        </draw:line>
        <draw:frame draw:style-name="gr9" draw:text-style-name="P7" draw:layer="layout" svg:width="3.106cm" svg:height="1.073cm" svg:x="11.795cm" svg:y="6.091cm">
          <draw:text-box>
            <text:p><text:span text:style-name="T4">Flyttar </text:span><text:span text:style-name="T4">partiklar</text:span></text:p>
            <text:p><text:span text:style-name="T4">(modifier</text:span><text:span text:style-name="T4">ar dem)</text:span></text:p>
          </draw:text-box>
        </draw:frame>
        <draw:frame draw:style-name="gr10" draw:text-style-name="P8" draw:layer="layout" svg:width="0.802cm" svg:height="0.845cm" svg:x="14.168cm" svg:y="7.394cm">
          <draw:text-box>
            <text:p><text:span text:style-name="T5">t</text:span><text:span text:style-name="T6">n</text:span></text:p>
          </draw:text-box>
        </draw:frame>
        <draw:frame draw:style-name="gr11" draw:text-style-name="P9" draw:layer="layout" svg:width="1.438cm" svg:height="0.751cm" svg:x="9.468cm" svg:y="8.873cm">
          <draw:text-box>
            <text:p text:style-name="P3"><text:span text:style-name="T7">GPU</text:span></text:p>
          </draw:text-box>
        </draw:frame>
        <draw:custom-shape draw:style-name="gr12" draw:text-style-name="P4" xml:id="id2" draw:id="id2" draw:layer="layout" svg:width="1.651cm" svg:height="0.762cm" svg:x="9.382cm" svg:y="7.604cm">
          <text:p text:style-name="P3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" draw:id="id4" draw:layer="layout" svg:width="1.651cm" svg:height="0.762cm" svg:x="9.382cm" svg:y="10.144cm">
          <text:p text:style-name="P3"><text:span text:style-name="T2">shader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1.16cm" svg:y1="5.445cm" svg:x2="10.207cm" svg:y2="7.604cm" draw:start-shape="id1" draw:start-glue-point="3" draw:end-shape="id2" draw:end-glue-point="0" svg:d="M11160 5445h-953v2159" svg:viewBox="0 0 954 2160">
          <text:p/>
        </draw:connector>
        <draw:connector draw:style-name="gr13" draw:text-style-name="P2" draw:layer="layout" svg:x1="11.16cm" svg:y1="13.065cm" svg:x2="10.207cm" svg:y2="10.906cm" draw:start-shape="id3" draw:start-glue-point="3" draw:end-shape="id4" svg:d="M11160 13065h-953v-2159" svg:viewBox="0 0 954 2160">
          <text:p/>
        </draw:connector>
        <draw:line draw:style-name="gr13" draw:text-style-name="P2" draw:layer="layout" svg:x1="11.033cm" svg:y1="7.731cm" svg:x2="11.668cm" svg:y2="7.731cm">
          <text:p/>
        </draw:line>
        <draw:line draw:style-name="gr13" draw:text-style-name="P2" draw:layer="layout" svg:x1="11.668cm" svg:y1="8.239cm" svg:x2="11.033cm" svg:y2="8.239cm">
          <text:p/>
        </draw:line>
        <draw:line draw:style-name="gr13" draw:text-style-name="P2" draw:layer="layout" svg:x1="11.668cm" svg:y1="10.525cm" svg:x2="11.033cm" svg:y2="10.525cm">
          <text:p/>
        </draw:line>
        <draw:custom-shape draw:style-name="gr14" draw:text-style-name="P1" draw:layer="layout" svg:width="3.81cm" svg:height="3.937cm" svg:x="4.81cm" svg:y="7.223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382cm" svg:y1="10.525cm" svg:x2="8.62cm" svg:y2="10.525cm">
          <text:p/>
        </draw:line>
        <draw:frame draw:style-name="gr15" draw:text-style-name="P10" draw:layer="layout" svg:width="1.59cm" svg:height="0.751cm" svg:x="12.394cm" svg:y="10.107cm">
          <draw:text-box>
            <text:p><text:span text:style-name="T8">b</text:span><text:span text:style-name="T8">u</text:span><text:span text:style-name="T8">f</text:span><text:span text:style-name="T8">f</text:span><text:span text:style-name="T8">e</text:span><text:span text:style-name="T8">r</text:span></text:p>
          </draw:text-box>
        </draw:frame>
        <draw:custom-shape draw:style-name="gr16" draw:text-style-name="P1" draw:layer="layout" svg:width="3.556cm" svg:height="3.683cm" svg:x="4.937cm" svg:y="7.3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3.567cm" svg:height="3.695cm" svg:x="4.931cm" svg:y="7.343cm">
          <draw:image xlink:href="Pictures/1000020100000200000002009BE76A0BC75C1913.png" xlink:type="simple" xlink:show="embed" xlink:actuate="onLoad">
            <text:p/>
          </draw:image>
        </draw:frame>
        <draw:frame draw:style-name="gr18" draw:text-style-name="P12" draw:layer="layout" svg:width="2.873cm" svg:height="0.751cm" svg:x="5.273cm" svg:y="6.528cm">
          <draw:text-box>
            <text:p><text:span text:style-name="T2">V</text:span><text:span text:style-name="T2">i</text:span><text:span text:style-name="T2">s</text:span><text:span text:style-name="T2">u</text:span><text:span text:style-name="T2">a</text:span><text:span text:style-name="T2">li</text:span><text:span text:style-name="T2">s</text:span><text:span text:style-name="T2">e</text:span><text:span text:style-name="T2">r</text:span><text:span text:style-name="T2">i</text:span><text:span text:style-name="T2">n</text:span><text:span text:style-name="T2">g</text:span></text:p>
          </draw:text-box>
        </draw:frame>
        <draw:frame draw:style-name="gr19" draw:text-style-name="P13" draw:layer="layout" svg:width="3.055cm" svg:height="1.073cm" svg:x="11.429cm" svg:y="11.308cm">
          <draw:text-box>
            <text:p text:style-name="P3"><text:span text:style-name="T4">Ritar partiklar</text:span></text:p>
            <text:p text:style-name="P3"><text:span text:style-name="T4">(modifierars ej)</text:span></text:p>
          </draw:text-box>
        </draw:frame>
        <draw:custom-shape draw:style-name="gr20" draw:text-style-name="P4" draw:layer="layout" svg:width="1.905cm" svg:height="0.762cm" svg:x="7.985cm" svg:y="12.938cm">
          <text:p text:style-name="P3"><text:span text:style-name="T2">shader 1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89cm" svg:y1="13.319cm" svg:x2="11.16cm" svg:y2="13.319cm">
          <text:p/>
        </draw:line>
        <draw:custom-shape draw:style-name="gr20" draw:text-style-name="P4" draw:layer="layout" svg:width="1.905cm" svg:height="0.762cm" svg:x="6.08cm" svg:y="12.938cm">
          <text:p text:style-name="P3"><text:span text:style-name="T2">shader 2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8.874cm" svg:y1="12.303cm" svg:x2="8.874cm" svg:y2="12.938cm">
          <text:p/>
        </draw:line>
        <draw:frame draw:style-name="gr21" draw:text-style-name="P7" draw:layer="layout" svg:width="3.673cm" svg:height="0.662cm" svg:x="5.394cm" svg:y="12.138cm">
          <draw:text-box>
            <text:p text:style-name="P14"><text:span text:style-name="T4">Vis</text:span><text:span text:style-name="T4">ual</text:span><text:span text:style-name="T4">ise</text:span><text:span text:style-name="T4">rin</text:span><text:span text:style-name="T4">gs</text:span><text:span text:style-name="T4">me</text:span><text:span text:style-name="T4">tod</text:span><text:span text:style-name="T4">:</text:span></text:p>
          </draw:text-box>
        </draw:frame>
        <draw:frame draw:style-name="gr22" draw:text-style-name="P15" draw:layer="layout" svg:width="0.802cm" svg:height="0.62cm" svg:x="11.583cm" svg:y="10.066cm">
          <draw:text-box>
            <text:p><text:span text:style-name="T9">→</text:span></text:p>
          </draw:text-box>
        </draw:frame>
        <draw:frame draw:style-name="gr23" draw:text-style-name="P8" draw:layer="layout" svg:width="0.802cm" svg:height="0.751cm" svg:x="11.548cm" svg:y="10.109cm">
          <draw:text-box>
            <text:p><text:span text:style-name="T5">x</text:span><text:span text:style-name="T10">´</text:span></text:p>
          </draw:text-box>
        </draw:frame>
        <draw:frame draw:style-name="gr22" draw:text-style-name="P15" draw:layer="layout" svg:width="0.802cm" svg:height="0.62cm" svg:x="11.55cm" svg:y="7.275cm">
          <draw:text-box>
            <text:p><text:span text:style-name="T9">→</text:span></text:p>
          </draw:text-box>
        </draw:frame>
        <draw:frame draw:style-name="gr23" draw:text-style-name="P8" draw:layer="layout" svg:width="0.802cm" svg:height="0.751cm" svg:x="11.515cm" svg:y="7.318cm">
          <draw:text-box>
            <text:p><text:span text:style-name="T5">x</text:span><text:span text:style-name="T10">´</text:span></text:p>
          </draw:text-box>
        </draw:frame>
        <draw:frame draw:style-name="gr22" draw:text-style-name="P15" draw:layer="layout" svg:width="0.802cm" svg:height="0.62cm" svg:x="11.568cm" svg:y="7.787cm">
          <draw:text-box>
            <text:p><text:span text:style-name="T9">→</text:span></text:p>
          </draw:text-box>
        </draw:frame>
        <draw:frame draw:style-name="gr23" draw:text-style-name="P8" draw:layer="layout" svg:width="0.802cm" svg:height="0.751cm" svg:x="11.533cm" svg:y="7.83cm">
          <draw:text-box>
            <text:p><text:span text:style-name="T5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lassical Serif1" svg:font-family="'CMU Classical Serif'" style:font-adornments="Italic" style:font-family-generic="roman"/>
    <style:font-face style:name="cmr10" svg:font-family="cmr10" style:font-adornments="Regular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mr10" fo:font-family="cmr10" style:font-style-name="Regular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21:26:51.170106570</meta:creation-date>
    <dc:date>2017-05-27T00:53:23.792668295</dc:date>
    <meta:editing-duration>PT1H27M7S</meta:editing-duration>
    <meta:editing-cycles>44</meta:editing-cycles>
    <meta:generator>LibreOffice/5.3.2.2$Linux_X86_64 LibreOffice_project/30m0$Build-2</meta:generator>
    <meta:document-statistic meta:object-count="85"/>
  </office:meta>
</office:document-meta>
</file>